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2.905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3.117cm"/>
    </style:style>
    <style:style style:name="co11" style:family="table-column">
      <style:table-column-properties fo:break-before="auto" style:column-width="3.51cm"/>
    </style:style>
    <style:style style:name="co12" style:family="table-column">
      <style:table-column-properties fo:break-before="auto" style:column-width="3.722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row table:style-name="ro1">
          <table:table-cell table:style-name="ce13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3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lerte</text:p>
          </table:table-cell>
          <table:table-cell table:number-columns-repeated="4"/>
          <table:table-cell table:style-name="ce16" office:value-type="string" calcext:value-type="string">
            <text:p>Credentials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ce15" office:value-type="string" calcext:value-type="string">
            <text:p><text:s/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table:style-name="ce15" office:value-type="string" calcext:value-type="string">
            <text:p>email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title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password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maxcharacter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datesend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eta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mainpassword</text:p>
          </table:table-cell>
          <table:table-cell table:style-name="ce15" office:value-type="string" calcext:value-type="string">
            <text:p>Bollea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table:style-name="ce15" office:value-type="string" calcext:value-type="string">
            <text:p>begindate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imageprofil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style-name="ce16" office:value-type="string" calcext:value-type="string">
            <text:p>Cockroach</text:p>
          </table:table-cell>
          <table:table-cell table:style-name="Default" table:number-columns-repeated="3"/>
          <table:table-cell table:number-columns-repeated="6"/>
          <table:table-cell table:number-columns-repeated="2" table:style-name="ce15" office:value-type="string" calcext:value-type="string">
            <text:p>enddate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Calendar</text:p>
          </table:table-cell>
          <table:table-cell table:number-columns-repeated="4"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Souls</text:p>
          </table:table-cell>
          <table:table-cell table:number-columns-repeated="4"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table:style-name="ce15" office:value-type="string" calcext:value-type="string">
            <text:p>age</text:p>
          </table:table-cell>
          <table:table-cell table:style-name="ce15" office:value-type="string" calcext:value-type="string">
            <text:p>Integer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eta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zodiacsig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ptot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ckroachtype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effec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ea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physic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trollcanin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mag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extlevel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upgrade</text:p>
          </table:table-cell>
          <table:table-cell office:value-type="string" calcext:value-type="string">
            <text:p>uupgrade_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obscure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soci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rank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style-name="ce16" office:value-type="string" calcext:value-type="string">
            <text:p>Bonus/Malus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technology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ip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onsterpartx1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psych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maxrank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onsterx1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 table:number-columns-repeated="6"/>
          <table:table-cell table:number-columns-repeated="2" table:style-name="ce15" office:value-type="string" calcext:value-type="string">
            <text:p>family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onsterpartx2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 </text:p>
          </table:table-cell>
          <table:table-cell table:number-columns-repeated="6"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onsterx2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15" office:value-type="string" calcext:value-type="string">
            <text:p>bonusmalus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 </text:p>
          </table:table-cell>
          <table:table-cell table:number-columns-repeated="6"/>
          <table:table-cell table:number-columns-repeated="2"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onsterpartx3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15" office:value-type="string" calcext:value-type="string">
            <text:p>numberturns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onsterx3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15" office:value-type="string" calcext:value-type="string">
            <text:p>concentratio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onsterpartx4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15" office:value-type="string" calcext:value-type="string">
            <text:p>BDLA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onsterx4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15" office:value-type="string" calcext:value-type="string">
            <text:p>permanent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lan</text:p>
          </table:table-cell>
          <table:table-cell table:number-columns-repeated="4"/>
          <table:table-cell table:style-name="ce16" office:value-type="string" calcext:value-type="string">
            <text:p>Ques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monsterpartx5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15" office:value-type="string" calcext:value-type="string">
            <text:p>original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monsterx5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15" office:value-type="string" calcext:value-type="string">
            <text:p>psych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monsterpartx6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15" office:value-type="string" calcext:value-type="string">
            <text:p>psychic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onsterx6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15" office:value-type="string" calcext:value-type="string">
            <text:p>physic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customer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physical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prioritylevel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mag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blas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magic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teamsiz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obscure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obscure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soci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ribe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table:style-name="ce15" office:value-type="string" calcext:value-type="string">
            <text:p>social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Queststep</text:p>
          </table:table-cell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isillusion</text:p>
          </table:table-cell>
          <table:table-cell table:style-name="ce15" office:value-type="string" calcext:value-type="string">
            <text:p>isllusion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technology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table:style-name="ce15" office:value-type="string" calcext:value-type="string">
            <text:p>expirationdate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technology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table:style-name="ce15" office:value-type="string" calcext:value-type="string">
            <text:p>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perceptio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damag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reward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</table:table-row>
        <table:table-row table:style-name="ro1"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attack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blas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step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dogd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table:style-name="ce15" office:value-type="string" calcext:value-type="string">
            <text:p>finalestep</text:p>
          </table:table-cell>
          <table:table-cell table:style-name="ce15" office:value-type="string" calcext:value-type="string">
            <text:p>Bollean</text:p>
          </table:table-cell>
          <table:table-cell table:style-name="ce15"/>
        </table:table-row>
        <table:table-row table:style-name="ro1"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hunger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pecie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hitpoints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5" office:value-type="string" calcext:value-type="string">
            <text:p>hitpoints</text:p>
          </table:table-cell>
          <table:table-cell table:style-name="ce15" office:value-type="string" calcext:value-type="string">
            <text:p>hitpoints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table:style-name="ce15" office:value-type="string" calcext:value-type="string">
            <text:p>actionpoin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1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table:style-name="ce15" office:value-type="string" calcext:value-type="string">
            <text:p>attack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table:style-name="ce15" office:value-type="string" calcext:value-type="string">
            <text:p>attack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ack</text:p>
          </table:table-cell>
          <table:table-cell table:number-columns-repeated="4"/>
          <table:table-cell table:style-name="ce16" office:value-type="string" calcext:value-type="string">
            <text:p>Object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ce15" office:value-type="string" calcext:value-type="string">
            <text:p>damage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</table:table-row>
        <table:table-row table:style-name="ro1">
          <table:table-cell table:number-columns-repeated="2" table:style-name="ce15" office:value-type="string" calcext:value-type="string">
            <text:p>damage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table:style-name="ce15" office:value-type="string" calcext:value-type="string">
            <text:p>dogde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Talent</text:p>
          </table:table-cell>
          <table:table-cell table:style-name="Default" table:number-columns-repeated="3"/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b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dogde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idchef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regeneration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regeneration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ype</text:p>
          </table:table-cell>
          <table:table-cell table:number-columns-repeated="4"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perception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perception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hitpoints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hitpoints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action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turndurationmin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turndurationmax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Afinity</text:p>
          </table:table-cell>
          <table:table-cell table:style-name="ce18" table:number-columns-repeated="3"/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leveladju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ocation</text:p>
          </table:table-cell>
          <table:table-cell office:value-type="string" calcext:value-type="string">
            <text:p>Varchar(20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psychic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psychic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</text:p>
          </table:table-cell>
          <table:table-cell table:style-name="Default" table:number-columns-repeated="3"/>
          <table:table-cell table:number-columns-repeated="6"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psychicresi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psychicresi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physical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style-name="ce16" office:value-type="string" calcext:value-type="string">
            <text:p>Prerequisited</text:p>
          </table:table-cell>
          <table:table-cell table:number-columns-repeated="4"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physical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physicalresi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physicalresi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Levelseeinsible</text:p>
          </table:table-cell>
          <table:table-cell table:style-name="Default" table:number-columns-repeated="3"/>
          <table:table-cell table:number-columns-repeated="6"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magic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magic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Professions</text:p>
          </table:table-cell>
          <table:table-cell table:number-columns-repeated="4"/>
          <table:table-cell table:number-columns-repeated="2" office:value-type="string" calcext:value-type="string">
            <text:p>bur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magicresi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arit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magicresi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obscure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obscure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obscureresi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rank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obscureresi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technology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technology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Religion</text:p>
          </table:table-cell>
          <table:table-cell table:number-columns-repeated="4"/>
          <table:table-cell table:number-columns-repeated="2" office:value-type="string" calcext:value-type="string">
            <text:p>dropp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technologyresi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r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technologyresi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5" office:value-type="string" calcext:value-type="string">
            <text:p>id_religion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social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social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text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socialresi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levelrequir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ur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table:style-name="ce15" office:value-type="string" calcext:value-type="string">
            <text:p>socialresi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orld</text:p>
          </table:table-cell>
          <table:table-cell table:number-columns-repeated="4"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actualisation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Objecttype</text:p>
          </table:table-cell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templat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9" office:value-type="string" calcext:value-type="string">
            <text:p>Adherent_of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table:number-columns-repeated="2"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weightm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percen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a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vent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ank</text:p>
          </table:table-cell>
          <table:table-cell table:style-name="ce5" office:value-type="string" calcext:value-type="string">
            <text:p>rank_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piet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_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Buildingtype</text:p>
          </table:table-cell>
          <table:table-cell table:number-columns-repeated="4"/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ervice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ction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traite</text:p>
          </table:table-cell>
          <table:table-cell office:value-type="string" calcext:value-type="string">
            <text:p>_trait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costmin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gender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stmax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costinstall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base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costupkeep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5" office:value-type="string" calcext:value-type="string">
            <text:p>hitpoints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8" office:value-type="string" calcext:value-type="string">
            <text:p>Maptype</text:p>
          </table:table-cell>
          <table:table-cell table:style-name="Default" table:number-columns-repeated="3"/>
          <table:table-cell/>
          <table:table-cell table:number-columns-repeated="2" table:style-name="ce5" office:value-type="string" calcext:value-type="string">
            <text:p>arm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script</text:p>
          </table:table-cell>
          <table:table-cell table:style-name="ce5" office:value-type="string" calcext:value-type="string">
            <text:p>Varchar(255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Resourcenodes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5" office:value-type="string" calcext:value-type="string">
            <text:p>capacity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modele</text:p>
          </table:table-cell>
          <table:table-cell table:style-name="ce5" office:value-type="string" calcext:value-type="string">
            <text:p>Varchar(255)</text:p>
          </table:table-cell>
          <table:table-cell table:style-name="ce5"/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x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size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Default" office:value-type="string" calcext:value-type="string">
            <text:p>xsup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visibility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sdro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extra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x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table:style-name="Default" office:value-type="string" calcext:value-type="string">
            <text:p>xinf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y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Familybuilding</text:p>
          </table:table-cell>
          <table:table-cell table:number-columns-repeated="4"/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Resourcenodes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y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y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y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name</text:p>
          </table:table-cell>
          <table:table-cell table:style-name="ce5" office:value-type="string" calcext:value-type="string">
            <text:p>Varchar(50)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extrac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extrac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eather</text:p>
          </table:table-cell>
          <table:table-cell table:number-columns-repeated="4"/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8" office:value-type="string" calcext:value-type="string">
            <text:p>Map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xmi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xmax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x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ymi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x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5" office:value-type="string" calcext:value-type="string">
            <text:p>ymax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validday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rain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win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5" office:value-type="string" calcext:value-type="string">
            <text:p>hea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Knows</text:p>
          </table:table-cell>
          <table:table-cell table:number-columns-repeated="4"/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omponent</text:p>
          </table:table-cell>
          <table:table-cell table:style-name="Default" table:number-columns-repeated="3"/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level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number-columns-repeated="2" table:style-name="ce5" office:value-type="string" calcext:value-type="string">
            <text:p>percent</text:p>
          </table:table-cell>
          <table:table-cell table:style-name="ce5" office:value-type="string" calcext:value-type="string">
            <text:p>Integer</text:p>
          </table:table-cell>
          <table:table-cell table:style-name="ce5"/>
          <table:table-cell/>
          <table:table-cell table:number-columns-repeated="2" office:value-type="string" calcext:value-type="string">
            <text:p>pric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5" office:value-type="string" calcext:value-type="string">
            <text:p>rank</text:p>
          </table:table-cell>
          <table:table-cell table:style-name="ce5" office:value-type="string" calcext:value-type="string">
            <text:p>Enumeration</text:p>
          </table:table-cell>
          <table:table-cell table:style-name="ce5"/>
          <table:table-cell/>
          <table:table-cell table:number-columns-repeated="2" office:value-type="string" calcext:value-type="string">
            <text:p>piric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monsterpar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7"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office:value-type="string" calcext:value-type="string">
            <text:p>turn</text:p>
          </table:table-cell>
          <table:table-cell office:value-type="string" calcext:value-type="string">
            <text:p>turn_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time_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6" office:value-type="string" calcext:value-type="string">
            <text:p>Enchant</text:p>
          </table:table-cell>
          <table:table-cell table:style-name="Default" table:number-columns-repeated="3"/>
          <table:table-cell/>
          <table:table-cell table:style-name="ce10" office:value-type="string" calcext:value-type="string">
            <text:p>Enchantrequire</text:p>
          </table:table-cell>
          <table:table-cell table:number-columns-repeated="4"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5" office:value-type="string" calcext:value-type="string">
            <text:p>id</text:p>
          </table:table-cell>
          <table:table-cell table:style-name="ce5" office:value-type="string" calcext:value-type="string">
            <text:p>UUID</text:p>
          </table:table-cell>
          <table:table-cell table:style-name="ce5" office:value-type="string" calcext:value-type="string">
            <text:p>not null ,uniqu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ce16" office:value-type="string" calcext:value-type="string">
            <text:p>Familyobject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09:30:17.311895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12T09:45:40.288137803</dc:date>
    <meta:editing-duration>PT20H27M45S</meta:editing-duration>
    <meta:editing-cycles>9</meta:editing-cycles>
    <meta:generator>LibreOffice/24.2.7.2$Linux_X86_64 LibreOffice_project/420$Build-2</meta:generator>
    <meta:document-statistic meta:table-count="1" meta:cell-count="1884" meta:object-count="0"/>
  </office:meta>
</office:document-meta>
</file>